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047in"/>
    </style:style>
    <style:style style:name="co20" style:family="table-column">
      <style:table-column-properties fo:break-before="auto" style:column-width="5.0102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5472in"/>
    </style:style>
    <style:style style:name="co25" style:family="table-column">
      <style:table-column-properties fo:break-before="auto" style:column-width="1.3646in"/>
    </style:style>
    <style:style style:name="co26" style:family="table-column">
      <style:table-column-properties fo:break-before="auto" style:column-width="1.2453in"/>
    </style:style>
    <style:style style:name="co27" style:family="table-column">
      <style:table-column-properties fo:break-before="auto" style:column-width="1.1717in"/>
    </style:style>
    <style:style style:name="co28" style:family="table-column">
      <style:table-column-properties fo:break-before="auto" style:column-width="0.5717in"/>
    </style:style>
    <style:style style:name="co29" style:family="table-column">
      <style:table-column-properties fo:break-before="auto" style:column-width="3.6591in"/>
    </style:style>
    <style:style style:name="co30" style:family="table-column">
      <style:table-column-properties fo:break-before="auto" style:column-width="6.2965in"/>
    </style:style>
    <style:style style:name="co31" style:family="table-column">
      <style:table-column-properties fo:break-before="auto" style:column-width="0.8917in"/>
    </style:style>
    <style:style style:name="co3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ce18"/>
        <table:table-column table:style-name="co4" table:default-cell-style-name="ce25"/>
        <table:table-column table:style-name="co5" table:default-cell-style-name="ce18"/>
        <table:table-column table:style-name="co6" table:default-cell-style-name="ce18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2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EZStack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um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pand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o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gc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itertoo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job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plot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warning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r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kit-lea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eabo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ellow-brick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tacking y/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office:forms form:automatic-focus="false" form:apply-design-mode="false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57" table:default-cell-style-name="Default"/>
        <table:table-column table:style-name="co14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office:forms form:automatic-focus="false" form:apply-design-mode="false"/>
        <table:table-column table:style-name="co8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13" table:number-columns-repeated="57" table:default-cell-style-name="Default"/>
        <table:table-column table:style-name="co14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number-columns-repeated="59" table:default-cell-style-name="Default"/>
        <table:table-column table:style-name="co32" table:number-columns-repeated="954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table:style-name="ce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4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4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ncoding for Keras early stopping</text:p>
          </table:table-cell>
          <table:table-cell table:style-name="Default" office:value-type="string" calcext:value-type="string">
            <text:p>"target_encoder_K = OneHotEncoder() \ny_train_K = target_encoder_K.fit_transform(y_train.values.reshape(-1, 1)).todense() \ny_test_K = target_encoder_K.transform(y_test.values.reshape(-1, 1)).todense()"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4" office:value-type="string" calcext:value-type="string">
            <text:p><text:span text:style-name="T1">"cat_tree_processor = make_pipeline(SimpleImputer(strategy='most_frequent'), </text:span>OrdinalEncoder(handle_unknown='use_encoded_value', unknown_value=-1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tree_processor = make_pipeline(SimpleImputer(strategy='mean', add_indicator=True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4" office:value-type="string" calcext:value-type="string">
            <text:p><text:span text:style-name="T1">"cat_ntree_processor = make_pipeline(SimpleImputer(strategy='most_frequent'), OneHotEncoder(handle_unknown='ignore', sparse=False), Decorrelator(threshold_corr))</text:span>"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ntree_processor = make_pipeline(SimpleImputer(strategy='mean', add_indicator=True), StandardScaler(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4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K_C = KerasClassifier(K_Class,batch_size=64, epochs=2000, callbacks=[es],validation_data=(ntree_preprocessor.transform(X_test), y_test_K)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K_R = KerasRegressor(K_Regre,batch_size=64, epochs=2000, callbacks=[es],validation_data=(ntree_preprocessor.transform(X_test), y_test)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4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4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2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5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5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2"/>
          <table:table-cell table:style-name="ce22" table:number-columns-repeated="5"/>
          <table:table-cell table:style-name="ce4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2"/>
          <table:table-cell table:style-name="ce22" table:number-columns-repeated="2"/>
          <table:table-cell/>
          <table:table-cell table:style-name="ce22" table:number-columns-repeated="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5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6"/>
          <table:table-cell table:style-name="ce2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22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2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4" table:number-columns-repeated="3"/>
          <table:table-cell table:number-columns-repeated="1013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4:40:08.176950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20T15:49:47.214480500</dc:date>
    <meta:editing-cycles>492</meta:editing-cycles>
    <meta:editing-duration>P7DT12H34M17S</meta:editing-duration>
    <meta:generator>LibreOffice/6.4.7.2$Linux_X86_64 LibreOffice_project/40$Build-2</meta:generator>
    <meta:document-statistic meta:table-count="4" meta:cell-count="2763" meta:object-count="0"/>
  </office:meta>
</office:document-meta>
</file>